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54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rotation-angle="0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comes for a Given Us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Greyed out means no action will be taken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present in text file</text:p>
          </table:table-cell>
          <table:table-cell table:style-name="ce1" office:value-type="string" calcext:value-type="string">
            <text:p>present at source</text:p>
          </table:table-cell>
          <table:table-cell table:style-name="ce1" office:value-type="string" calcext:value-type="string">
            <text:p>present at dest</text:p>
          </table:table-cell>
          <table:table-cell table:style-name="ce1" office:value-type="string" calcext:value-type="string">
            <text:p>pass has changed</text:p>
          </table:table-cell>
          <table:table-cell table:style-name="ce5" office:value-type="string" calcext:value-type="string">
            <text:p>Action to be taken</text:p>
          </table:table-cell>
          <table:table-cell table:style-name="ce7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style-name="ce6" office:value-type="string" calcext:value-type="string">
            <text:p>User gets deleted at dest.</text:p>
          </table:table-cell>
          <table:table-cell table:style-name="ce6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6" office:value-type="string" calcext:value-type="string">
            <text:p>User gets deleted at dest if “delete unlisted users” flag is true.</text:p>
          </table:table-cell>
          <table:table-cell table:style-name="ce6" table:number-columns-repeated="1019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6" office:value-type="string" calcext:value-type="string">
            <text:p>User gets deleted at dest if “delete unlisted users” flag is true.</text:p>
          </table:table-cell>
          <table:table-cell table:style-name="ce6" table:number-columns-repeated="1019"/>
        </table:table-row>
        <table:table-row table:style-name="ro1"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6" office:value-type="string" calcext:value-type="string">
            <text:p>User gets deleted at dest if “delete unlisted users” flag is true, otherwise their password gets updated.</text:p>
          </table:table-cell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office:value-type="string" calcext:value-type="string">
            <text:p>Non-halting warning of missing user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User gets deleted at dest.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2"/>
          <table:table-cell office:value-type="string" calcext:value-type="string">
            <text:p>Create new user at dest, copy all fields except homedir=/home and shell=nologin.</text:p>
          </table:table-cell>
          <table:table-cell table:number-columns-repeated="1019"/>
        </table:table-row>
        <table:table-row table:style-name="ro1"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No action.</text:p>
          </table:table-cell>
          <table:table-cell table:number-columns-repeated="1019"/>
        </table:table-row>
        <table:table-row table:style-name="ro1">
          <table:table-cell table:number-columns-repeated="4" table:style-name="ce3" office:value-type="string" calcext:value-type="string">
            <text:p>x</text:p>
          </table:table-cell>
          <table:table-cell office:value-type="string" calcext:value-type="string">
            <text:p>Password at destination is overwritten with password at source.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user will always be deleted from the destination if they don't exist at the sour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user will always be deleted from the destination if they aren't in the text file and the “delete unlisted users” flag is true.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2:37:01.871584838</meta:creation-date>
    <meta:generator>LibreOffice/4.2.8.2$Linux_X86_64 LibreOffice_project/420m0$Build-2</meta:generator>
    <dc:date>2016-09-27T23:10:43.679498337</dc:date>
    <meta:editing-duration>P0D</meta:editing-duration>
    <meta:editing-cycles>1</meta:editing-cycles>
    <meta:document-statistic meta:table-count="1" meta:cell-count="38" meta:object-count="0"/>
  </office:meta>
</office:document-meta>
</file>